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8.939cm" fo:margin-left="0.016cm" table:align="left" style:writing-mode="lr-tb"/>
    </style:style>
    <style:style style:name="Tabla2.A" style:family="table-column">
      <style:table-column-properties style:column-width="6.006cm"/>
    </style:style>
    <style:style style:name="Tabla2.B" style:family="table-column">
      <style:table-column-properties style:column-width="2.93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 style:list-style-name="WW8Num1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arial"/>
    </style:style>
    <style:style style:name="P7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 style:list-style-name="WW8Num7">
      <style:text-properties style:font-name="arial" fo:font-weight="bold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arial"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style:font-weight-asian="bold"/>
    </style:style>
    <style:style style:name="P13" style:family="paragraph" style:parent-style-name="Standard" style:list-style-name="WW8Num8">
      <style:paragraph-properties fo:text-align="justify" style:justify-single-wor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style:text-underline-style="solid" style:text-underline-width="auto" style:text-underline-color="font-color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ari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weight="normal" style:font-weight-asian="normal" style:font-weight-complex="normal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arial"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/>
    </style:style>
    <style:style style:name="P23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arial" fo:font-style="italic" fo:font-weight="bold" style:font-style-asian="italic" style:font-weight-asian="bold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</style:style>
    <style:style style:name="P27" style:family="paragraph" style:parent-style-name="Standard" style:master-page-name="Standard">
      <style:paragraph-properties style:page-number="auto"/>
      <style:text-properties style:font-name="arial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weight="bold" style:font-weight-asian="bold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3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/>
    </style:style>
    <style:style style:name="T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/>
    </style:style>
    <style:style style:name="T6" style:family="text">
      <style:text-properties fo:font-weight="normal"/>
    </style:style>
    <style:style style:name="T7" style:family="text">
      <style:text-properties style:font-style-asian="normal"/>
    </style:style>
    <style:style style:name="T8" style:family="text">
      <style:text-properties style:font-weight-asian="normal"/>
    </style:style>
    <style:style style:name="T9" style:family="text">
      <style:text-properties style:font-style-complex="normal"/>
    </style:style>
    <style:style style:name="T10" style:family="text">
      <style:text-properties style:font-weight-complex="normal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ACTA DE LA 1ª EVALUACIÓN </text:p>
      <text:p text:style-name="P28"><text:s text:c="2"/>CURSO: 2011-2012</text:p>
      <text:p text:style-name="P28">GRUPO: 1º CFGM SISTEMAS MICROINFORMÁTICOS EN RED</text:p>
      <text:p text:style-name="P2"/>
      <text:p text:style-name="P3">En Haría, siendo las 18:00 horas del día 20 de Diciembre <text:s/>de 2011, se reúne el Equipo Educativo de 1º del CFGM de Sistemas Microinformáticos en Red para llevar a cabo la sesión de la primera evaluación.</text:p>
      <text:p text:style-name="P3"/>
      <text:p text:style-name="P3">Asisten los siguientes profesores: </text:p>
      <text:p text:style-name="P3"/>
      <text:list xml:id="list202281717" text:style-name="WW8Num1">
        <text:list-item>
          <text:p text:style-name="P4">Etiel Juan Domínguez Sánchez (Equipos y Sistemas Informáticas)</text:p>
        </text:list-item>
        <text:list-item>
          <text:p text:style-name="P4">Ana Mª Rijo García (Aplicaciones Ofimáticas y <text:s/>corporativas)</text:p>
        </text:list-item>
        <text:list-item>
          <text:p text:style-name="P4">Juan Carlos Pérez Rodríguez (Redes de Área Local)</text:p>
        </text:list-item>
        <text:list-item>
          <text:p text:style-name="P4">César González González (Formación y Orientación Laboral)</text:p>
        </text:list-item>
        <text:list-item>
          <text:p text:style-name="P4">Iván Chillón García (Sistemas Operativos Monousuario)</text:p>
        </text:list-item>
      </text:list>
      <text:p text:style-name="P3"/>
      <text:p text:style-name="P8">DESARROLLO DE LA SESIÓN</text:p>
      <text:p text:style-name="P14"/>
      <text:p text:style-name="P8">1.- INFORMACIÓN AL PROFESORADO DEL GRUPO DE LOS SIGUIENTES ASPECTOS:</text:p>
      <text:p text:style-name="P8"/>
      <text:list xml:id="list1039352454" text:style-name="WW8Num7">
        <text:list-item>
          <text:list>
            <text:list-item>
              <text:p text:style-name="P9">CARACTERÍSTICAS DEL GRUPO</text:p>
            </text:list-item>
          </text:list>
        </text:list-item>
      </text:list>
      <text:p text:style-name="P3"/>
      <text:p text:style-name="P3">Grupo de 1º del CFGM en Sistemas Microinformaticos en Red. </text:p>
      <text:p text:style-name="P15"/>
      <text:p text:style-name="P15">Resultados proceso aprendizaje:</text:p>
      <text:p text:style-name="P1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/>
          </table:table-cell>
          <table:table-cell table:style-name="Tabla2.B1" office:value-type="string">
            <text:p text:style-name="P17">Nº Alumnos</text:p>
          </table:table-cell>
        </table:table-row>
        <table:table-row table:style-name="Tabla2.1">
          <table:table-cell table:style-name="Tabla2.A1" office:value-type="string">
            <text:p text:style-name="P18">Aprueban todo:</text:p>
          </table:table-cell>
          <table:table-cell table:style-name="Tabla2.B1" office:value-type="string">
            <text:p text:style-name="P19">0</text:p>
          </table:table-cell>
        </table:table-row>
        <table:table-row table:style-name="Tabla2.1">
          <table:table-cell table:style-name="Tabla2.A1" office:value-type="string">
            <text:p text:style-name="P18">Una módulo pendiente</text:p>
          </table:table-cell>
          <table:table-cell table:style-name="Tabla2.B1" office:value-type="string">
            <text:p text:style-name="P19">7</text:p>
          </table:table-cell>
        </table:table-row>
        <table:table-row table:style-name="Tabla2.1">
          <table:table-cell table:style-name="Tabla2.A1" office:value-type="string">
            <text:p text:style-name="P5">Dos módulos pendientes</text:p>
          </table:table-cell>
          <table:table-cell table:style-name="Tabla2.B1" office:value-type="string">
            <text:p text:style-name="P19">2</text:p>
          </table:table-cell>
        </table:table-row>
        <table:table-row table:style-name="Tabla2.1">
          <table:table-cell table:style-name="Tabla2.A5" office:value-type="string">
            <text:p text:style-name="P5">Tres módulos pendientes</text:p>
          </table:table-cell>
          <table:table-cell table:style-name="Tabla2.B5" office:value-type="string">
            <text:p text:style-name="P19">3</text:p>
          </table:table-cell>
        </table:table-row>
        <table:table-row table:style-name="Tabla2.1">
          <table:table-cell table:style-name="Tabla2.A1" office:value-type="string">
            <text:p text:style-name="P5">Cuatro o más </text:p>
          </table:table-cell>
          <table:table-cell table:style-name="Tabla2.B1" office:value-type="string">
            <text:p text:style-name="P19">6</text:p>
          </table:table-cell>
        </table:table-row>
        <table:table-row table:style-name="Tabla2.1">
          <table:table-cell table:style-name="Tabla2.A1" office:value-type="string">
            <text:p text:style-name="P10">TOTAL:</text:p>
          </table:table-cell>
          <table:table-cell table:style-name="Tabla2.B1" office:value-type="string">
            <text:p text:style-name="P11">18</text:p>
          </table:table-cell>
        </table:table-row>
        <table:table-row table:style-name="Tabla2.1">
          <table:table-cell table:style-name="Tabla2.A5" office:value-type="string">
            <text:p text:style-name="P20">Alumnos absentistas</text:p>
          </table:table-cell>
          <table:table-cell table:style-name="Tabla2.B5" office:value-type="string">
            <text:p text:style-name="P21">5</text:p>
          </table:table-cell>
        </table:table-row>
      </table:table>
      <text:p text:style-name="P3"/>
      <text:p text:style-name="P3"/>
      <text:p text:style-name="P12">1.2. ALUMNADO REPETIDOR</text:p>
      <text:p text:style-name="P3"/>
      <text:p text:style-name="P3">Dentro del grupo hay dos <text:span text:style-name="T2">alumnos repetidores</text:span>: Walter Crespo y Óliver Martín que repiten todos los módulos. </text:p>
      <text:p text:style-name="P3"/>
      <text:p text:style-name="P12"/>
      <text:p text:style-name="P12">2.- EVALUAR LA MARCHA DEL GRUPO EN RELACIÓN A:</text:p>
      <text:p text:style-name="P3"/>
      <text:p text:style-name="P12">2.1. CONVIVENCIA GENERAL DEL GRUPO.</text:p>
      <text:p text:style-name="P3"/>
      <text:p text:style-name="P3">No se han detectado hasta ahora ningún problema de convivencia entre los alumnos/as del grupo, ni se han dado casos de indisciplina en ninguna materia</text:p>
      <text:p text:style-name="P3"><text:soft-page-break/>Se ha producido <text:s/>algún incidente al entrar con puntualidad en la clase.</text:p>
      <text:p text:style-name="P3"><text:span text:style-name="T1">2.2. MOTIVACIÓN, ACTITUD Y RENDIMIENTO EN CLASE.</text:span></text:p>
      <text:p text:style-name="P3"/>
      <text:p text:style-name="P3">En general el grupo es trabajador en clase, aunque dedican muy poco o ningún tiempo al estudio o trabajo en casa. </text:p>
      <text:p text:style-name="P3"/>
      <text:p text:style-name="P3">Hay un pequeño grupo de alumnos que faltan con cierta frecuencia y que luego no se esfuerzan por ponerse al día en la materia impartida durante su ausencia. </text:p>
      <text:p text:style-name="P3"/>
      <text:p text:style-name="P3">Otro pequeño grupo de alumnos aunque asiste a clase y se esfuerza tiene dificultad para seguir el ritmo de las clases, a este problema hay que añadir que luego en casa, salvo una excepción no dedican tiempo al estudio.</text:p>
      <text:p text:style-name="P3"/>
      <text:p text:style-name="P3">Se acuerda hacer especial seguimiento de estos alumnos y de incidir en todos los módulos en la puntualidad en la entrega de actividades y en la importancia del estudio y trabajo en casa.</text:p>
      <text:p text:style-name="P12"/>
      <text:p text:style-name="P12">2.3. ABSENTISMO. Y PUNTUALIDAD.</text:p>
      <text:p text:style-name="P3"/>
      <text:p text:style-name="P3">Alumnado absentistas: 5 (Ruyman Avero, Walter Crespo, Juan Sebastián Orejuela, Echedey Páez y O'Brian)</text:p>
      <text:p text:style-name="P3"/>
      <text:p text:style-name="P3">Alumnado no constante en su asistencia: <text:s/>(Kenari, Óliver Martín, Pedro Imanol y Ayoze)</text:p>
      <text:p text:style-name="P3"/>
      <text:p text:style-name="P3">Se observa que algunos alumnos llegan con retraso a cuarta hora. Se acuerda hacer especial seguimiento de esta circunstancia.</text:p>
      <text:p text:style-name="P29"/>
      <text:p text:style-name="P12">2.4. AGRUPAMIENTO DEL ALUMNADO Y ORGANIZACIÓN DEL ESPACIO.</text:p>
      <text:p text:style-name="P3"/>
      <text:p text:style-name="P3">El alumnado se ha dispuesto en el aula por afinidad y en su mayoría trabaja en grupo sin dificultad. Los alumnos Pedro Imanol, Kenari y Javier están algo aislados del grupo clase.</text:p>
      <text:p text:style-name="P3"/>
      <text:p text:style-name="P33">Al final del trimestre se ha reorganizado la ubicación de los equipos informáticos en el aula. Se acuerda mantener por afinidad la ubicación del alumnado e integrar en posiciones intermedias a los alumnos que no se integran con normalidad en el grupo clase.</text:p>
      <text:p text:style-name="P3"/>
      <text:list xml:id="list1166263842" text:style-name="WW8Num8">
        <text:list-item>
          <text:list>
            <text:list-item>
              <text:p text:style-name="P13">ESTRATEGIAS METODOLÓGICAS.</text:p>
            </text:list-item>
          </text:list>
        </text:list-item>
      </text:list>
      <text:p text:style-name="P30"/>
      <text:p text:style-name="P32">Dado el perfil de los alumnos y la naturaleza de las enseñanzas se acuerda que las actividades tengan un carácter eminentemente práctico.</text:p>
      <text:p text:style-name="P31"/>
      <text:list xml:id="list1907101334" text:continue-numbering="true" text:style-name="WW8Num8">
        <text:list-item>
          <text:list>
            <text:list-item>
              <text:p text:style-name="P13">OTROS ACUERDOS Y DECISIONES ADOPTADOS POR EL EQUIPO DOCENTE</text:p>
            </text:list-item>
          </text:list>
        </text:list-item>
      </text:list>
      <text:p text:style-name="P3"/>
      <text:p text:style-name="P25">El profesor del módulo de Redes de Área Local informa al equipo educativo de que no tiene elementos para comprobar si los criterios de evaluación <text:soft-page-break/>establecidos en la programación se han cumplido. Oído al profesor el equipo educativo acuerda después de analizar la programación y los criterios de<text:line-break/>evaluación correspondientes otorgar como calificación global: </text:p>
      <text:list xml:id="list66340869" text:style-name="L1">
        <text:list-item>
          <text:p text:style-name="P26"><text:span text:style-name="T4">Al alumnado que asiste habitualmente un 4 </text:span></text:p>
        </text:list-item>
        <text:list-item>
          <text:p text:style-name="P26"><text:span text:style-name="T4">Al alumnado absentista un 1</text:span></text:p>
        </text:list-item>
      </text:list>
      <text:p text:style-name="P3"/>
      <text:p text:style-name="P3">Iván traslada al equipo la solicitud de implantar un procedimiento de informe quincenal de seguimiento de las programaciones:</text:p>
      <text:list xml:id="list1131013361" text:style-name="L3">
        <text:list-item>
          <text:p text:style-name="P6">El profesor entrega quincenalmente al tutor un informe de seguimiento del programa educativo.</text:p>
        </text:list-item>
        <text:list-item>
          <text:p text:style-name="P6">El tutor traslada a los alumnos esta información y recoge los comentarios de los mismos en cada módulo. El delegado firma dando el visto bueno a esta información.</text:p>
        </text:list-item>
        <text:list-item>
          <text:p text:style-name="P6">El tutor archiva esta información y la traslada al departamento para su análisis.</text:p>
        </text:list-item>
      </text:list>
      <text:p text:style-name="P3">Se acuerda adoptar este procedimiento. Se adjunta al acta el formato de informe quincenal a utilizar como anexo 1.</text:p>
      <text:p text:style-name="P3"/>
      <text:p text:style-name="P3">Iván traslada al equipo la solicitud de implantar un procedimiento de autoevaluación y satisfacción del alumnado:</text:p>
      <text:list xml:id="list2115814148" text:style-name="L4">
        <text:list-item>
          <text:p text:style-name="P7">Se pone antes de cada trimestre por parte de los tutores una encuesta de satisfacción y de autoevaluación del alumnado.</text:p>
        </text:list-item>
        <text:list-item>
          <text:p text:style-name="P7">La encuesta se pondrá a disposición de los alumnos en el Aula Virtual del Departamento. </text:p>
        </text:list-item>
        <text:list-item>
          <text:p text:style-name="P7">Supervisados por el tutor los alumnos realizaran la encuesta antes de la finalización de cada trimestre garantizándose el anonimato de las mismas.</text:p>
        </text:list-item>
        <text:list-item>
          <text:p text:style-name="P7">El tutor realiza un vaciado de las mismas y lo traslada a la sesión de evaluación correspondiente para su análisis.</text:p>
        </text:list-item>
      </text:list>
      <text:p text:style-name="P3">Se acuerda adoptar este procedimiento. Se adjunta un documento con las preguntas a incluir en el cuestionario como anexo 2.</text:p>
      <text:p text:style-name="P3"><text:s/></text:p>
      <text:p text:style-name="P3">Sin más asuntos que tratar, de da por concluida esta primera sesión de la evaluación sin nota, siendo las horas 18:45 del día 20 de Diciembre de 2011.</text:p>
      <text:p text:style-name="P22">El tutor del grupo</text:p>
      <text:p text:style-name="P22"/>
      <text:p text:style-name="P22"/>
      <text:p text:style-name="P22">Fdo.: Iván Chillón García</text:p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alibri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Marco1" text:anchor-type="paragraph" svg:y="0.002cm" fo:min-width="0.041cm" draw:z-index="2"><draw:text-box fo:min-height="0.37cm"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A DE LA EVALUACIÓN SIN NOTA (13/10/2009)</dc:title>
    <meta:initial-creator>Usuario</meta:initial-creator>
    <meta:creation-date>2011-12-15T11:24:00</meta:creation-date>
    <dc:creator>ivan </dc:creator>
    <dc:date>2011-12-21T10:27:30</dc:date>
    <meta:print-date>2011-10-11T09:52:00</meta:print-date>
    <meta:editing-cycles>13</meta:editing-cycles>
    <meta:editing-duration>PT3H6M9S</meta:editing-duration>
    <meta:generator>LibreOffice/3.4$Linux LibreOffice_project/340m1$Build-402</meta:generator>
    <meta:document-statistic meta:table-count="1" meta:image-count="0" meta:object-count="0" meta:page-count="3" meta:paragraph-count="70" meta:word-count="837" meta:character-count="5091" meta:non-whitespace-character-count="4323"/>
    <meta:user-defined meta:name="Información 1"/>
    <meta:user-defined meta:name="Información 2"/>
    <meta:user-defined meta:name="Información 3"/>
    <meta:user-defined meta:name="Información 4"/>
  </office:meta>
</office:document-meta>
</file>